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5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/>
          <table:table-cell table:style-name="Default" office:value-type="string" calcext:value-type="string">
            <text:p>Auto-detect defacing walls using sensor readings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float" office:value="1.687" calcext:value-type="float">
            <text:p>1.687</text:p>
          </table:table-cell>
          <table:table-cell table:style-name="Default" office:value-type="float" office:value="0.445" calcext:value-type="float">
            <text:p>0.445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89" calcext:value-type="float">
            <text:p>1.689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87" calcext:value-type="float">
            <text:p>1.687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87" calcext:value-type="float">
            <text:p>1.687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87" calcext:value-type="float">
            <text:p>1.687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86" calcext:value-type="float">
            <text:p>1.686</text:p>
          </table:table-cell>
          <table:table-cell office:value-type="float" office:value="0.446" calcext:value-type="float">
            <text:p>0.446</text:p>
          </table:table-cell>
          <table:table-cell office:value-type="string" calcext:value-type="string">
            <text:p>Slight-Left-Tur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84" calcext:value-type="float">
            <text:p>1.684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8" calcext:value-type="float">
            <text:p>1.68</text:p>
          </table:table-cell>
          <table:table-cell office:value-type="float" office:value="0.453" calcext:value-type="float">
            <text:p>0.453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3" calcext:value-type="float">
            <text:p>0.753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44" calcext:value-type="float">
            <text:p>0.744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35" calcext:value-type="float">
            <text:p>0.735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Move Forwa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29" calcext:value-type="float">
            <text:p>0.729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23" calcext:value-type="float">
            <text:p>0.72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7" calcext:value-type="float">
            <text:p>0.757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6" calcext:value-type="float">
            <text:p>0.76</text:p>
          </table:table-cell>
          <table:table-cell office:value-type="float" office:value="0.483" calcext:value-type="float">
            <text:p>0.483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7" calcext:value-type="float">
            <text:p>0.757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1" calcext:value-type="float">
            <text:p>0.761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62" calcext:value-type="float">
            <text:p>0.762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Slight-Left-Tur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65" calcext:value-type="float">
            <text:p>0.765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12" calcext:value-type="float">
            <text:p>0.812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4" calcext:value-type="float">
            <text:p>0.814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11" calcext:value-type="float">
            <text:p>0.811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08" calcext:value-type="float">
            <text:p>0.908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7" calcext:value-type="float">
            <text:p>1.27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639" calcext:value-type="float">
            <text:p>1.639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38" calcext:value-type="float">
            <text:p>1.638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Slight-Left-Tur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637" calcext:value-type="float">
            <text:p>1.637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636" calcext:value-type="float">
            <text:p>1.636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635" calcext:value-type="float">
            <text:p>1.635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635" calcext:value-type="float">
            <text:p>1.635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635" calcext:value-type="float">
            <text:p>1.635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635" calcext:value-type="float">
            <text:p>1.635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Move Forwar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633" calcext:value-type="float">
            <text:p>1.633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629" calcext:value-type="float">
            <text:p>1.629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624" calcext:value-type="float">
            <text:p>1.624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618" calcext:value-type="float">
            <text:p>1.618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611" calcext:value-type="float">
            <text:p>1.611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609" calcext:value-type="float">
            <text:p>1.609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603" calcext:value-type="float">
            <text:p>1.60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76" calcext:value-type="float">
            <text:p>0.576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81" calcext:value-type="float">
            <text:p>1.581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Move Forwar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572" calcext:value-type="float">
            <text:p>1.572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562" calcext:value-type="float">
            <text:p>1.562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553" calcext:value-type="float">
            <text:p>1.55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79" calcext:value-type="float">
            <text:p>1.179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67" calcext:value-type="float">
            <text:p>1.16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59" calcext:value-type="float">
            <text:p>1.159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151" calcext:value-type="float">
            <text:p>1.151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143" calcext:value-type="float">
            <text:p>1.14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Slight-Left-Tur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136" calcext:value-type="float">
            <text:p>1.136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28" calcext:value-type="float">
            <text:p>1.128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7" calcext:value-type="float">
            <text:p>1.477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129" calcext:value-type="float">
            <text:p>1.129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57" calcext:value-type="float">
            <text:p>1.457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48" calcext:value-type="float">
            <text:p>1.448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38" calcext:value-type="float">
            <text:p>1.438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28" calcext:value-type="float">
            <text:p>1.428</text:p>
          </table:table-cell>
          <table:table-cell office:value-type="float" office:value="0.486" calcext:value-type="float">
            <text:p>0.486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18" calcext:value-type="float">
            <text:p>1.418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Move Forwar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09" calcext:value-type="float">
            <text:p>1.409</text:p>
          </table:table-cell>
          <table:table-cell office:value-type="float" office:value="0.486" calcext:value-type="float">
            <text:p>0.486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399" calcext:value-type="float">
            <text:p>1.399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9" calcext:value-type="float">
            <text:p>1.39</text:p>
          </table:table-cell>
          <table:table-cell office:value-type="float" office:value="0.486" calcext:value-type="float">
            <text:p>0.486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38" calcext:value-type="float">
            <text:p>1.38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37" calcext:value-type="float">
            <text:p>1.37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361" calcext:value-type="float">
            <text:p>1.361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354" calcext:value-type="float">
            <text:p>1.354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344" calcext:value-type="float">
            <text:p>1.344</text:p>
          </table:table-cell>
          <table:table-cell office:value-type="float" office:value="0.496" calcext:value-type="float">
            <text:p>0.496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33" calcext:value-type="float">
            <text:p>1.33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Slight-Right-Tur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32" calcext:value-type="float">
            <text:p>1.32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31" calcext:value-type="float">
            <text:p>1.31</text:p>
          </table:table-cell>
          <table:table-cell office:value-type="float" office:value="0.501" calcext:value-type="float">
            <text:p>0.501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298" calcext:value-type="float">
            <text:p>1.298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285" calcext:value-type="float">
            <text:p>1.285</text:p>
          </table:table-cell>
          <table:table-cell office:value-type="float" office:value="0.507" calcext:value-type="float">
            <text:p>0.507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271" calcext:value-type="float">
            <text:p>1.271</text:p>
          </table:table-cell>
          <table:table-cell office:value-type="float" office:value="0.511" calcext:value-type="float">
            <text:p>0.511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256" calcext:value-type="float">
            <text:p>1.256</text:p>
          </table:table-cell>
          <table:table-cell office:value-type="float" office:value="0.515" calcext:value-type="float">
            <text:p>0.515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239" calcext:value-type="float">
            <text:p>1.239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Slight-Left-Tur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223" calcext:value-type="float">
            <text:p>1.223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06" calcext:value-type="float">
            <text:p>1.206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188" calcext:value-type="float">
            <text:p>1.188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17" calcext:value-type="float">
            <text:p>1.17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152" calcext:value-type="float">
            <text:p>1.152</text:p>
          </table:table-cell>
          <table:table-cell office:value-type="float" office:value="0.548" calcext:value-type="float">
            <text:p>0.548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133" calcext:value-type="float">
            <text:p>1.133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14" calcext:value-type="float">
            <text:p>1.114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094" calcext:value-type="float">
            <text:p>1.094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075" calcext:value-type="float">
            <text:p>1.075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056" calcext:value-type="float">
            <text:p>1.056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037" calcext:value-type="float">
            <text:p>1.037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Slight-Left-Tur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019" calcext:value-type="float">
            <text:p>1.019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001" calcext:value-type="float">
            <text:p>1.001</text:p>
          </table:table-cell>
          <table:table-cell office:value-type="float" office:value="0.599" calcext:value-type="float">
            <text:p>0.599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83" calcext:value-type="float">
            <text:p>0.983</text:p>
          </table:table-cell>
          <table:table-cell office:value-type="float" office:value="0.606" calcext:value-type="float">
            <text:p>0.606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66" calcext:value-type="float">
            <text:p>0.966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48" calcext:value-type="float">
            <text:p>0.948</text:p>
          </table:table-cell>
          <table:table-cell office:value-type="float" office:value="0.619" calcext:value-type="float">
            <text:p>0.619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1" calcext:value-type="float">
            <text:p>0.931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14" calcext:value-type="float">
            <text:p>0.914</text:p>
          </table:table-cell>
          <table:table-cell office:value-type="float" office:value="0.632" calcext:value-type="float">
            <text:p>0.632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98" calcext:value-type="float">
            <text:p>0.898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81" calcext:value-type="float">
            <text:p>0.881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64" calcext:value-type="float">
            <text:p>0.864</text:p>
          </table:table-cell>
          <table:table-cell office:value-type="float" office:value="0.652" calcext:value-type="float">
            <text:p>0.652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47" calcext:value-type="float">
            <text:p>0.847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3" calcext:value-type="float">
            <text:p>0.83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Slight-Left-Tur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15" calcext:value-type="float">
            <text:p>0.815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01" calcext:value-type="float">
            <text:p>0.80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92" calcext:value-type="float">
            <text:p>0.792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92" calcext:value-type="float">
            <text:p>0.792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795" calcext:value-type="float">
            <text:p>0.795</text:p>
          </table:table-cell>
          <table:table-cell office:value-type="float" office:value="0.666" calcext:value-type="float">
            <text:p>0.666</text:p>
          </table:table-cell>
          <table:table-cell office:value-type="string" calcext:value-type="string">
            <text:p>Slight-Left-Tur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796" calcext:value-type="float">
            <text:p>0.796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796" calcext:value-type="float">
            <text:p>0.796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96" calcext:value-type="float">
            <text:p>0.796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799" calcext:value-type="float">
            <text:p>0.799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99" calcext:value-type="float">
            <text:p>0.799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Slight-Left-Tur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798" calcext:value-type="float">
            <text:p>0.798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799" calcext:value-type="float">
            <text:p>0.799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98" calcext:value-type="float">
            <text:p>0.798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97" calcext:value-type="float">
            <text:p>0.797</text:p>
          </table:table-cell>
          <table:table-cell office:value-type="float" office:value="0.666" calcext:value-type="float">
            <text:p>0.666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92" calcext:value-type="float">
            <text:p>0.792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791" calcext:value-type="float">
            <text:p>0.791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Slight-Left-Tur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79" calcext:value-type="float">
            <text:p>0.79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789" calcext:value-type="float">
            <text:p>0.789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88" calcext:value-type="float">
            <text:p>0.788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787" calcext:value-type="float">
            <text:p>0.787</text:p>
          </table:table-cell>
          <table:table-cell office:value-type="float" office:value="0.659" calcext:value-type="float">
            <text:p>0.659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786" calcext:value-type="float">
            <text:p>0.786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785" calcext:value-type="float">
            <text:p>0.785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788" calcext:value-type="float">
            <text:p>0.788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87" calcext:value-type="float">
            <text:p>0.787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79" calcext:value-type="float">
            <text:p>0.79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Slight-Left-Tur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814" calcext:value-type="float">
            <text:p>0.814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786" calcext:value-type="float">
            <text:p>0.786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785" calcext:value-type="float">
            <text:p>0.785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787" calcext:value-type="float">
            <text:p>0.787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91" calcext:value-type="float">
            <text:p>0.79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94" calcext:value-type="float">
            <text:p>0.794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14" calcext:value-type="float">
            <text:p>0.814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ove Forward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8" calcext:value-type="float">
            <text:p>0.88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593" calcext:value-type="float">
            <text:p>1.593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593" calcext:value-type="float">
            <text:p>1.593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593" calcext:value-type="float">
            <text:p>1.593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593" calcext:value-type="float">
            <text:p>1.593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592" calcext:value-type="float">
            <text:p>1.592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591" calcext:value-type="float">
            <text:p>1.591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59" calcext:value-type="float">
            <text:p>1.59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588" calcext:value-type="float">
            <text:p>1.588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586" calcext:value-type="float">
            <text:p>1.586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576" calcext:value-type="float">
            <text:p>1.576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566" calcext:value-type="float">
            <text:p>1.566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555" calcext:value-type="float">
            <text:p>1.555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32" calcext:value-type="float">
            <text:p>0.932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525" calcext:value-type="float">
            <text:p>1.525</text:p>
          </table:table-cell>
          <table:table-cell office:value-type="float" office:value="0.739" calcext:value-type="float">
            <text:p>0.739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508" calcext:value-type="float">
            <text:p>1.508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94" calcext:value-type="float">
            <text:p>1.494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3" calcext:value-type="float">
            <text:p>1.473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54" calcext:value-type="float">
            <text:p>1.454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38" calcext:value-type="float">
            <text:p>1.438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19" calcext:value-type="float">
            <text:p>1.41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399" calcext:value-type="float">
            <text:p>1.399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379" calcext:value-type="float">
            <text:p>1.379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358" calcext:value-type="float">
            <text:p>1.358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Slight-Left-Tur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338" calcext:value-type="float">
            <text:p>1.338</text:p>
          </table:table-cell>
          <table:table-cell office:value-type="float" office:value="0.673" calcext:value-type="float">
            <text:p>0.673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317" calcext:value-type="float">
            <text:p>1.317</text:p>
          </table:table-cell>
          <table:table-cell office:value-type="float" office:value="0.666" calcext:value-type="float">
            <text:p>0.666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891" calcext:value-type="float">
            <text:p>0.891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276" calcext:value-type="float">
            <text:p>1.276</text:p>
          </table:table-cell>
          <table:table-cell office:value-type="float" office:value="0.652" calcext:value-type="float">
            <text:p>0.652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255" calcext:value-type="float">
            <text:p>1.255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233" calcext:value-type="float">
            <text:p>1.233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212" calcext:value-type="float">
            <text:p>1.212</text:p>
          </table:table-cell>
          <table:table-cell office:value-type="float" office:value="0.627" calcext:value-type="float">
            <text:p>0.627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193" calcext:value-type="float">
            <text:p>1.193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174" calcext:value-type="float">
            <text:p>1.174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156" calcext:value-type="float">
            <text:p>1.156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138" calcext:value-type="float">
            <text:p>1.13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121" calcext:value-type="float">
            <text:p>1.121</text:p>
          </table:table-cell>
          <table:table-cell office:value-type="float" office:value="0.594" calcext:value-type="float">
            <text:p>0.594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105" calcext:value-type="float">
            <text:p>1.105</text:p>
          </table:table-cell>
          <table:table-cell office:value-type="float" office:value="0.588" calcext:value-type="float">
            <text:p>0.588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089" calcext:value-type="float">
            <text:p>1.089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Slight-Left-Tur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074" calcext:value-type="float">
            <text:p>1.074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058" calcext:value-type="float">
            <text:p>1.05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43" calcext:value-type="float">
            <text:p>1.043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026" calcext:value-type="float">
            <text:p>1.026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009" calcext:value-type="float">
            <text:p>1.009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9" calcext:value-type="float">
            <text:p>0.989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Move-Forward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33" calcext:value-type="float">
            <text:p>0.733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11" calcext:value-type="float">
            <text:p>0.71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79" calcext:value-type="float">
            <text:p>0.679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Slight-Left-Tur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58" calcext:value-type="float">
            <text:p>0.658</text:p>
          </table:table-cell>
          <table:table-cell office:value-type="float" office:value="0.521" calcext:value-type="float">
            <text:p>0.521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5" calcext:value-type="float">
            <text:p>0.65</text:p>
          </table:table-cell>
          <table:table-cell office:value-type="float" office:value="0.515" calcext:value-type="float">
            <text:p>0.515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44" calcext:value-type="float">
            <text:p>0.644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39" calcext:value-type="float">
            <text:p>0.639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86" calcext:value-type="float">
            <text:p>0.86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859" calcext:value-type="float">
            <text:p>0.859</text:p>
          </table:table-cell>
          <table:table-cell office:value-type="float" office:value="0.496" calcext:value-type="float">
            <text:p>0.496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861" calcext:value-type="float">
            <text:p>0.861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865" calcext:value-type="float">
            <text:p>0.865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865" calcext:value-type="float">
            <text:p>0.865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865" calcext:value-type="float">
            <text:p>0.865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865" calcext:value-type="float">
            <text:p>0.865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Move Forward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865" calcext:value-type="float">
            <text:p>0.865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865" calcext:value-type="float">
            <text:p>0.865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868" calcext:value-type="float">
            <text:p>0.868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867" calcext:value-type="float">
            <text:p>0.867</text:p>
          </table:table-cell>
          <table:table-cell office:value-type="float" office:value="0.486" calcext:value-type="float">
            <text:p>0.486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87" calcext:value-type="float">
            <text:p>0.87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869" calcext:value-type="float">
            <text:p>0.869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Slight-Left-Tur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4" calcext:value-type="float">
            <text:p>0.74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4" calcext:value-type="float">
            <text:p>0.74</text:p>
          </table:table-cell>
          <table:table-cell office:value-type="float" office:value="0.483" calcext:value-type="float">
            <text:p>0.483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861" calcext:value-type="float">
            <text:p>0.861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859" calcext:value-type="float">
            <text:p>0.859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Move Forward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857" calcext:value-type="float">
            <text:p>0.857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853" calcext:value-type="float">
            <text:p>0.85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Sharp-Right-Tur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5" calcext:value-type="float">
            <text:p>0.85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Sharp-Right-Tur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5:16:50.591042917</meta:creation-date>
    <dc:date>2018-08-23T15:43:13.389697276</dc:date>
    <meta:editing-duration>PT17M21S</meta:editing-duration>
    <meta:editing-cycles>2</meta:editing-cycles>
    <meta:generator>LibreOffice/4.2.4.2$Linux_X86_64 LibreOffice_project/420m0$Build-2</meta:generator>
    <meta:document-statistic meta:table-count="1" meta:cell-count="804" meta:object-count="0"/>
  </office:meta>
</office:document-meta>
</file>